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ieldsHelper.retrieveSimpleField( ClassDescriptor classDescriptor , Node node , Object initializedBean , FieldDescriptor fieldDescriptor , String fieldName , String property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impleFieldsHelper.checkProperty( Node objectNode , FieldDescriptor fieldDescriptor , Valu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ieldsHelper.storeSimpleFields( Session session , Object object , ClassDescriptor classDescriptor , Node object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FieldsHelper.isProtectedProperty( Node objectNode , FieldDescriptor fieldDescriptor , String jc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ieldsHelper.refreshUuidPath( Session session , ClassDescriptor classDescriptor , Node node ,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FieldsHelper.SimpleFieldsHelper( AtomicTypeConverterProvider converte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ieldsHelper.retrieveSimpleFields( Session session , ClassDescriptor classDescriptor , Node node , Object obje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impleFieldsHelper.getPropertyDefinition( NodeType nodeType , String propert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FieldsHelper.getPropertyDefinition( Node node , String property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leFieldsHelper.getAtomicTypeConverter( FieldDescriptor fd , Object object , String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FieldsHelper.storeSimpleField( Object object , Node objectNode , ValueFactory valueFactory , FieldDescriptor fieldDescriptor , String fieldName , String jc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